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E algo que por se so nao diz nada, algo sem valor se estiver sozinho.</text:p>
      <text:p text:style-name="Standard"/>
      <text:p text:style-name="Standard">2) Pode se dizer que e um conjundo de dados processados.</text:p>
      <text:p text:style-name="Standard"/>
      <text:p text:style-name="Standard">3) E um mode de armazenar dados e informaçoes.</text:p>
      <text:p text:style-name="Standard"/>
      <text:p text:style-name="Standard">4)Segundo o livro que o senhor utilizou na aula e uma coleçao de dados operacionais armazenados usados pelo sistema de aplicaçoes de uma empresa especific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21:39:29.029947920</meta:creation-date>
    <dc:date>2021-10-13T21:40:19.779824157</dc:date>
    <meta:editing-duration>PT54S</meta:editing-duration>
    <meta:editing-cycles>1</meta:editing-cycles>
    <meta:document-statistic meta:table-count="0" meta:image-count="0" meta:object-count="0" meta:page-count="1" meta:paragraph-count="4" meta:word-count="61" meta:character-count="330" meta:non-whitespace-character-count="273"/>
    <meta:generator>LibreOffice/6.4.7.2$Linux_X86_64 LibreOffice_project/40$Build-2</meta:generator>
  </office:meta>
</office:document-meta>
</file>